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language="de" fo:country="AT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" style:family="paragraph" style:parent-style-name="Listenabsatz" style:list-style-name="L1"/>
    <style:style style:name="P3" style:family="paragraph" style:parent-style-name="Listenabsatz" style:list-style-name="L1">
      <style:text-properties officeooo:paragraph-rsid="00193690"/>
    </style:style>
    <style:style style:name="P4" style:family="paragraph" style:parent-style-name="Listenabsatz" style:list-style-name="L1">
      <style:text-properties fo:language="de" fo:country="AT"/>
    </style:style>
    <style:style style:name="P5" style:family="paragraph" style:parent-style-name="Listenabsatz">
      <style:text-properties officeooo:paragraph-rsid="00193690"/>
    </style:style>
    <style:style style:name="P6" style:family="paragraph" style:parent-style-name="Listenabsatz">
      <style:text-properties officeooo:paragraph-rsid="001a4383"/>
    </style:style>
    <style:style style:name="T1" style:family="text">
      <style:text-properties fo:language="de" fo:country="AT"/>
    </style:style>
    <style:style style:name="T2" style:family="text">
      <style:text-properties fo:language="de" fo:country="A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de" fo:country="AT" officeooo:rsid="00193690"/>
    </style:style>
    <style:style style:name="T4" style:family="text">
      <style:text-properties fo:language="de" fo:country="AT" officeooo:rsid="001a4383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hlersuche</text:p>
      <text:list xml:id="list3834891236754358113" text:style-name="L1">
        <text:list-item>
          <text:p text:style-name="P4">Debugger</text:p>
        </text:list-item>
        <text:list-item>
          <text:p text:style-name="P4">Ausgaben am Bildschirm</text:p>
        </text:list-item>
        <text:list-item>
          <text:p text:style-name="P4">LEDs</text:p>
        </text:list-item>
        <text:list-item>
          <text:p text:style-name="P2"><text:span text:style-name="Absatz-Standardschriftart"><text:span text:style-name="T1">Serielle Schnittstelle die µC mit Bildschirm verbindet <text:line-break/>UART (</text:span></text:span><text:span text:style-name="Absatz-Standardschriftart"><text:span text:style-name="T2">U</text:span></text:span><text:span text:style-name="Absatz-Standardschriftart"><text:span text:style-name="T1">niversal </text:span></text:span><text:span text:style-name="Absatz-Standardschriftart"><text:span text:style-name="T2">A</text:span></text:span><text:span text:style-name="Absatz-Standardschriftart"><text:span text:style-name="T1">synchrone </text:span></text:span><text:span text:style-name="Absatz-Standardschriftart"><text:span text:style-name="T2">R</text:span></text:span><text:span text:style-name="Absatz-Standardschriftart"><text:span text:style-name="T1">eciever </text:span></text:span><text:span text:style-name="Absatz-Standardschriftart"><text:span text:style-name="T2">T</text:span></text:span><text:span text:style-name="Absatz-Standardschriftart"><text:span text:style-name="T1">ransmitter)</text:span></text:span></text:p>
          <text:list>
            <text:list-item>
              <text:p text:style-name="P3"><text:span text:style-name="Absatz-Standardschriftart"><text:span text:style-name="T3">Übertragungsgeschwindigkeit (Bandrate)<text:line-break/>z.B: 57600Bit/s =&gt; 1Bit =&gt; t = 1/57600 = 17,54µs</text:span></text:span></text:p>
            </text:list-item>
            <text:list-item>
              <text:p text:style-name="P3"><text:span text:style-name="Absatz-Standardschriftart"><text:span text:style-name="T3">Anzahl der Datenbit <text:line-break/> <text:tab/>normalerweise 8 (1Byte)</text:span></text:span></text:p>
            </text:list-item>
            <text:list-item>
              <text:p text:style-name="P3"><text:span text:style-name="Absatz-Standardschriftart"><text:span text:style-name="T3">Parity Bit (None, Odd, Even)</text:span></text:span></text:p>
            </text:list-item>
            <text:list-item>
              <text:p text:style-name="P3"><text:span text:style-name="Absatz-Standardschriftart"><text:span text:style-name="T3">Stopbits(1, 1,5, 2)</text:span></text:span></text:p>
            </text:list-item>
          </text:list>
        </text:list-item>
      </text:list>
      <text:p text:style-name="P5"><text:span text:style-name="Absatz-Standardschriftart"><text:span text:style-name="T3"/></text:span></text:p>
      <text:p text:style-name="P5"><text:span text:style-name="Absatz-Standardschriftart"><text:span text:style-name="T3"/></text:span></text:p>
      <text:p text:style-name="P6"><text:span text:style-name="Absatz-Standardschriftart"><text:span text:style-name="T4">57600/8N1</text:span></text:span></text:p>
      <text:p text:style-name="P6"><text:span text:style-name="Absatz-Standardschriftart"><text:span text:style-name="T4">Bandrate = 57600 Band (Bit/s)</text:span></text:span></text:p>
      <text:p text:style-name="P6"><text:span text:style-name="Absatz-Standardschriftart"><text:span text:style-name="T4">8Daten-Bit</text:span></text:span></text:p>
      <text:p text:style-name="P6"><text:span text:style-name="Absatz-Standardschriftart"><text:span text:style-name="T4">kein Parity Bit (N)</text:span></text:span></text:p>
      <text:p text:style-name="P6"><text:span text:style-name="Absatz-Standardschriftart"><text:span text:style-name="T4">1 Stopbi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Julian</meta:initial-creator>
    <meta:creation-date>2016-11-09T14:04:00Z</meta:creation-date>
    <dc:date>2016-11-10T14:09:23.555102897</dc:date>
    <meta:editing-cycles>3</meta:editing-cycles>
    <meta:editing-duration>PT3H19M31S</meta:editing-duration>
    <meta:document-statistic meta:table-count="0" meta:image-count="0" meta:object-count="0" meta:page-count="1" meta:paragraph-count="14" meta:word-count="65" meta:character-count="413" meta:non-whitespace-character-count="366"/>
    <meta:template xlink:type="simple" xlink:actuate="onRequest" xlink:title="" xlink:href="Normal.dotm"/>
  </office:meta>
</office:document-meta>
</file>